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5000001FFBEE7885970FDC902.png" manifest:media-type="image/png"/>
  <manifest:file-entry manifest:full-path="Pictures/10000201000005E60000013373F84A1C89E81605.png" manifest:media-type="image/png"/>
  <manifest:file-entry manifest:full-path="Pictures/100002010000045C000000D3338ECEDB3874694A.png" manifest:media-type="image/png"/>
  <manifest:file-entry manifest:full-path="Pictures/10000201000004CF00000092384956A674693AE5.png" manifest:media-type="image/png"/>
  <manifest:file-entry manifest:full-path="Pictures/1000020100000077000000806CD998FAE7F78279.png" manifest:media-type="image/png"/>
  <manifest:file-entry manifest:full-path="Pictures/1000020100000553000000B1DC2266AE244850D3.png" manifest:media-type="image/png"/>
  <manifest:file-entry manifest:full-path="Pictures/10000201000004C10000009B290F1CD174FBDE80.png" manifest:media-type="image/png"/>
  <manifest:file-entry manifest:full-path="Pictures/10000201000004AA00000097EB62401BEC2CC69F.png" manifest:media-type="image/png"/>
  <manifest:file-entry manifest:full-path="Pictures/10000201000002660000020017249F4BB16DC27A.png" manifest:media-type="image/png"/>
  <manifest:file-entry manifest:full-path="Pictures/10000201000004BF000000B775853E34A7D55E17.png" manifest:media-type="image/png"/>
  <manifest:file-entry manifest:full-path="Pictures/10000201000004DE00000098133F35511F164DF5.png" manifest:media-type="image/png"/>
  <manifest:file-entry manifest:full-path="Pictures/10000201000006F90000012E9A263B2F43E196D2.png" manifest:media-type="image/png"/>
  <manifest:file-entry manifest:full-path="Pictures/1000020100000516000001E7120CCE5F2FCB3B95.png" manifest:media-type="image/png"/>
  <manifest:file-entry manifest:full-path="Pictures/100002010000066F000000BCAD6485227B17B6ED.png" manifest:media-type="image/png"/>
  <manifest:file-entry manifest:full-path="Pictures/10000201000005CC00000132CE0A89A72A24508D.png" manifest:media-type="image/png"/>
  <manifest:file-entry manifest:full-path="Pictures/100000000000028E0000008279F01A871E592CEB.png" manifest:media-type="image/png"/>
  <manifest:file-entry manifest:full-path="Pictures/1000020100000381000000F79DA02CD13BB67CD4.png" manifest:media-type="image/png"/>
  <manifest:file-entry manifest:full-path="Pictures/100002010000073A00000133E3F20DC86684F24C.png" manifest:media-type="image/png"/>
  <manifest:file-entry manifest:full-path="Pictures/10000201000007620000012E9BB517DA0EA138E2.png" manifest:media-type="image/png"/>
  <manifest:file-entry manifest:full-path="Pictures/1000020100000255000000971FC556C9D4099A04.png" manifest:media-type="image/png"/>
  <manifest:file-entry manifest:full-path="Pictures/1000020100000578000000EE71E209B7098FB358.png" manifest:media-type="image/png"/>
  <manifest:file-entry manifest:full-path="Pictures/10000201000003FD000000985D91650F0B7D5D71.png" manifest:media-type="image/png"/>
  <manifest:file-entry manifest:full-path="Pictures/100002010000018100000180A8EE1902FD86BE60.png" manifest:media-type="image/png"/>
  <manifest:file-entry manifest:full-path="Pictures/1000020100000553000000B6048197BD24B380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a016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0.644cm" fo:min-width="0.65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344cm" fo:min-width="1.894cm" fo:padding-top="0.178cm" fo:padding-bottom="0.178cm" fo:padding-left="0.303cm" fo:padding-right="0.303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7.2cm"/>
    </style:style>
    <style:style style:name="gr6" style:family="graphic" style:parent-style-name="standard">
      <style:graphic-properties svg:stroke-width="0.081cm" svg:stroke-color="#a01600" draw:marker-start-width="0.322cm" draw:marker-end-width="0.322cm" draw:fill-color="#ff2c2c" draw:textarea-horizontal-align="justify" draw:textarea-vertical-align="middle" draw:auto-grow-height="false" fo:min-height="0.025cm" fo:min-width="0.917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a01600" draw:marker-start-width="0.322cm" draw:marker-end-width="0.322cm" draw:fill-color="#ffffff" draw:textarea-horizontal-align="justify" draw:textarea-vertical-align="middle" draw:auto-grow-height="false" fo:min-height="0.263cm" fo:min-width="0.167cm" fo:padding-top="0.166cm" fo:padding-bottom="0.166cm" fo:padding-left="0.291cm" fo:padding-right="0.291cm"/>
    </style:style>
    <style:style style:name="gr8" style:family="graphic" style:parent-style-name="standard">
      <style:graphic-properties svg:stroke-color="#a01600" draw:fill-color="#ff2c2c" draw:textarea-horizontal-align="justify" draw:textarea-vertical-align="middle" draw:auto-grow-height="false" fo:min-height="0.364cm" fo:min-width="0cm"/>
    </style:style>
    <style:style style:name="gr9" style:family="graphic" style:parent-style-name="objectwithoutfill">
      <style:graphic-properties svg:stroke-width="0.081cm" svg:stroke-color="#a016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a01600" draw:fill-color="#ff2c2c" draw:textarea-horizontal-align="justify" draw:textarea-vertical-align="middle" draw:auto-grow-height="false" fo:min-height="0.45cm" fo:min-width="0.1cm"/>
    </style:style>
    <style:style style:name="gr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3.5pt" style:font-size-asian="13.5pt" style:font-size-complex="13.5pt"/>
    </style:style>
    <style:style style:name="P4" style:family="paragraph">
      <loext:graphic-properties draw:fill-color="#ff2c2c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3.5pt" style:font-size-asian="13.5pt" style:font-size-complex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deale_welt" draw:style-name="dp1" draw:master-page-name="Standard">
        <draw:frame draw:style-name="gr1" draw:text-style-name="P1" draw:layer="layout" svg:width="0.28cm" svg:height="0.4cm" svg:x="4.3cm" svg:y="1.6cm">
          <draw:image xlink:href="Pictures/1000020100000175000001FFBEE7885970FDC902.png" xlink:type="simple" xlink:show="embed" xlink:actuate="onLoad">
            <text:p/>
          </draw:image>
        </draw:frame>
        <draw:frame draw:style-name="gr1" draw:text-style-name="P1" draw:layer="layout" svg:width="0.28cm" svg:height="0.4cm" svg:x="4.3cm" svg:y="5.7cm">
          <draw:image xlink:href="Pictures/1000020100000175000001FFBEE7885970FDC902.png" xlink:type="simple" xlink:show="embed" xlink:actuate="onLoad">
            <text:p/>
          </draw:image>
        </draw:frame>
        <draw:frame draw:style-name="gr1" draw:text-style-name="P1" draw:layer="layout" svg:width="2.567cm" svg:height="0.5cm" svg:x="13.1cm" svg:y="7.5cm">
          <draw:image xlink:href="Pictures/100002010000045C000000D3338ECEDB3874694A.png" xlink:type="simple" xlink:show="embed" xlink:actuate="onLoad">
            <text:p/>
          </draw:image>
        </draw:frame>
        <draw:g>
          <draw:frame draw:style-name="gr1" draw:text-style-name="P1" draw:layer="layout" svg:width="0.446cm" svg:height="0.5cm" svg:x="8.654cm" svg:y="0.7cm">
            <draw:image xlink:href="Pictures/1000020100000077000000806CD998FAE7F78279.png" xlink:type="simple" xlink:show="embed" xlink:actuate="onLoad">
              <text:p/>
            </draw:image>
          </draw:frame>
          <draw:line draw:style-name="gr2" draw:text-style-name="P1" draw:layer="layout" svg:x1="8.664cm" svg:y1="0.734cm" svg:x2="9.03cm" svg:y2="1.112cm">
            <text:p/>
          </draw:line>
        </draw:g>
        <draw:frame draw:style-name="gr1" draw:text-style-name="P1" draw:layer="layout" svg:width="3.807cm" svg:height="0.5cm" svg:x="13.093cm" svg:y="3.4cm">
          <draw:image xlink:href="Pictures/10000201000004C10000009B290F1CD174FBDE80.png" xlink:type="simple" xlink:show="embed" xlink:actuate="onLoad">
            <text:p/>
          </draw:image>
        </draw:frame>
        <draw:frame draw:style-name="gr1" draw:text-style-name="P1" draw:layer="layout" svg:width="3.836cm" svg:height="0.5cm" svg:x="1cm" svg:y="3.4cm">
          <draw:image xlink:href="Pictures/10000201000004AA00000097EB62401BEC2CC69F.png" xlink:type="simple" xlink:show="embed" xlink:actuate="onLoad">
            <text:p/>
          </draw:image>
        </draw:frame>
        <draw:frame draw:style-name="gr1" draw:text-style-name="P1" draw:layer="layout" svg:width="3.73cm" svg:height="0.5cm" svg:x="1cm" svg:y="7.4cm">
          <draw:image xlink:href="Pictures/1000020100000553000000B1DC2266AE244850D3.png" xlink:type="simple" xlink:show="embed" xlink:actuate="onLoad">
            <text:p/>
          </draw:image>
        </draw:frame>
        <draw:frame draw:style-name="gr1" draw:text-style-name="P1" draw:layer="layout" svg:width="3.216cm" svg:height="0.5cm" svg:x="8.7cm" svg:y="8.2cm">
          <draw:image xlink:href="Pictures/10000201000004BF000000B775853E34A7D55E17.png" xlink:type="simple" xlink:show="embed" xlink:actuate="onLoad">
            <text:p/>
          </draw:image>
        </draw:frame>
        <draw:g>
          <draw:custom-shape draw:style-name="gr3" draw:text-style-name="P3" draw:layer="layout" svg:width="1.26cm" svg:height="1cm" svg:x="1.677cm" svg:y="1.381cm">
            <text:p text:style-name="P2"><text:span text:style-name="T1">Al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.06cm" svg:y="2.48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2" draw:layer="layout" svg:width="8.8cm" svg:height="1cm" svg:x="4.3cm" svg:y="1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4" draw:layer="layout" svg:width="1.499cm" svg:height="0.357cm" svg:x="7.101cm" svg:y="0.83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5" draw:layer="layout" svg:width="0.749cm" svg:height="0.595cm" svg:x="7.476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424cm" svg:height="0.359cm" svg:x="7.632cm" svg:y="0.312cm">
            <draw:image xlink:href="Pictures/10000201000002660000020017249F4BB16DC27A.png" xlink:type="simple" xlink:show="embed" xlink:actuate="onLoad">
              <text:p/>
            </draw:image>
          </draw:frame>
        </draw:g>
        <draw:g>
          <draw:custom-shape draw:style-name="gr8" draw:text-style-name="P4" draw:layer="layout" svg:width="0.6cm" svg:height="0.7cm" svg:x="7.5cm" svg:y="1.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9" draw:text-style-name="P1" draw:layer="layout" svg:x1="7.498cm" svg:y1="1.3cm" svg:x2="8.1cm" svg:y2="2cm">
            <text:p/>
          </draw:line>
        </draw:g>
        <draw:line draw:style-name="gr10" draw:text-style-name="P1" draw:layer="layout" svg:x1="0cm" svg:y1="5cm" svg:x2="17.5cm" svg:y2="5cm">
          <text:p/>
        </draw:line>
        <draw:g>
          <draw:custom-shape draw:style-name="gr6" draw:text-style-name="P4" draw:layer="layout" svg:width="1.499cm" svg:height="0.357cm" svg:x="7.102cm" svg:y="8.31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5" draw:layer="layout" svg:width="0.749cm" svg:height="0.595cm" svg:x="7.477cm" svg:y="7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424cm" svg:height="0.359cm" svg:x="7.633cm" svg:y="7.791cm">
            <draw:image xlink:href="Pictures/10000201000002660000020017249F4BB16DC27A.png" xlink:type="simple" xlink:show="embed" xlink:actuate="onLoad">
              <text:p/>
            </draw:image>
          </draw:frame>
        </draw:g>
        <draw:custom-shape draw:style-name="gr11" draw:text-style-name="P4" draw:layer="layout" svg:width="0.6cm" svg:height="0.7cm" svg:x="7.501cm" svg:y="6.77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3" draw:text-style-name="P3" draw:layer="layout" svg:width="1.26cm" svg:height="1cm" svg:x="13.717cm" svg:y="1.406cm">
            <text:p text:style-name="P2"><text:span text:style-name="T1">Bo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3.1cm" svg:y="2.51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1.26cm" svg:height="1cm" svg:x="1.678cm" svg:y="5.482cm">
            <text:p text:style-name="P2"><text:span text:style-name="T1">Al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.061cm" svg:y="6.58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1.26cm" svg:height="1cm" svg:x="13.778cm" svg:y="5.483cm">
            <text:p text:style-name="P2"><text:span text:style-name="T1">Bo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3.161cm" svg:y="6.5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2" draw:layer="layout" svg:width="8.8cm" svg:height="1cm" svg:x="4.301cm" svg:y="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iv_replacement_stateful" draw:style-name="dp1" draw:master-page-name="Standard">
        <draw:frame draw:style-name="gr1" draw:text-style-name="P1" draw:layer="layout" svg:width="0.446cm" svg:height="0.5cm" svg:x="8.8cm" svg:y="0.7cm">
          <draw:image xlink:href="Pictures/1000020100000077000000806CD998FAE7F78279.png" xlink:type="simple" xlink:show="embed" xlink:actuate="onLoad">
            <text:p/>
          </draw:image>
        </draw:frame>
        <draw:line draw:style-name="gr2" draw:text-style-name="P1" draw:layer="layout" svg:x1="8.816cm" svg:y1="0.734cm" svg:x2="9.182cm" svg:y2="1.112cm">
          <text:p/>
        </draw:line>
        <draw:frame draw:style-name="gr1" draw:text-style-name="P1" draw:layer="layout" svg:width="3.274cm" svg:height="0.4cm" svg:x="1.026cm" svg:y="3.8cm">
          <draw:image xlink:href="Pictures/10000201000004CF00000092384956A674693AE5.png" xlink:type="simple" xlink:show="embed" xlink:actuate="onLoad">
            <text:p/>
          </draw:image>
        </draw:frame>
        <draw:frame draw:style-name="gr1" draw:text-style-name="P1" draw:layer="layout" svg:width="3.972cm" svg:height="0.5cm" svg:x="13.028cm" svg:y="3.5cm">
          <draw:image xlink:href="Pictures/10000201000004DE00000098133F35511F164DF5.png" xlink:type="simple" xlink:show="embed" xlink:actuate="onLoad">
            <text:p/>
          </draw:image>
        </draw:frame>
        <draw:frame draw:style-name="gr1" draw:text-style-name="P1" draw:layer="layout" svg:width="3.972cm" svg:height="0.5cm" svg:x="13.1cm" svg:y="7.5cm">
          <draw:image xlink:href="Pictures/10000201000004DE00000098133F35511F164DF5.png" xlink:type="simple" xlink:show="embed" xlink:actuate="onLoad">
            <text:p/>
          </draw:image>
        </draw:frame>
        <draw:frame draw:style-name="gr1" draw:text-style-name="P1" draw:layer="layout" svg:width="3.274cm" svg:height="0.4cm" svg:x="0.908cm" svg:y="8.5cm">
          <draw:image xlink:href="Pictures/10000201000004CF00000092384956A674693AE5.png" xlink:type="simple" xlink:show="embed" xlink:actuate="onLoad">
            <text:p/>
          </draw:image>
        </draw:frame>
        <draw:frame draw:style-name="gr1" draw:text-style-name="P1" draw:layer="layout" svg:width="2.867cm" svg:height="0.5cm" svg:x="8.894cm" svg:y="7.875cm">
          <draw:image xlink:href="Pictures/10000201000006F90000012E9A263B2F43E196D2.png" xlink:type="simple" xlink:show="embed" xlink:actuate="onLoad">
            <text:p/>
          </draw:image>
        </draw:frame>
        <draw:frame draw:style-name="gr1" draw:text-style-name="P1" draw:layer="layout" svg:width="3.177cm" svg:height="0.4cm" svg:x="8.846cm" svg:y="8.4cm">
          <draw:image xlink:href="Pictures/10000201000004DE00000098133F35511F164DF5.png" xlink:type="simple" xlink:show="embed" xlink:actuate="onLoad">
            <text:p/>
          </draw:image>
        </draw:frame>
        <draw:frame draw:style-name="gr1" draw:text-style-name="P1" draw:layer="layout" svg:width="1.298cm" svg:height="0.5cm" svg:x="4.255cm" svg:y="1.5cm">
          <draw:image xlink:href="Pictures/1000020100000516000001E7120CCE5F2FCB3B95.png" xlink:type="simple" xlink:show="embed" xlink:actuate="onLoad">
            <text:p/>
          </draw:image>
        </draw:frame>
        <draw:frame draw:style-name="gr1" draw:text-style-name="P1" draw:layer="layout" svg:width="1.298cm" svg:height="0.5cm" svg:x="4.255cm" svg:y="5.7cm">
          <draw:image xlink:href="Pictures/1000020100000516000001E7120CCE5F2FCB3B95.png" xlink:type="simple" xlink:show="embed" xlink:actuate="onLoad">
            <text:p/>
          </draw:image>
        </draw:frame>
        <draw:frame draw:style-name="gr1" draw:text-style-name="P1" draw:layer="layout" svg:width="4.708cm" svg:height="1cm" svg:x="0.9cm" svg:y="7.5cm">
          <draw:image xlink:href="Pictures/10000201000005CC00000132CE0A89A72A24508D.png" xlink:type="simple" xlink:show="embed" xlink:actuate="onLoad">
            <text:p/>
          </draw:image>
        </draw:frame>
        <draw:frame draw:style-name="gr1" draw:text-style-name="P1" draw:layer="measurelines" svg:width="1.947cm" svg:height="0.4cm" svg:x="1cm" svg:y="3.4cm">
          <draw:image xlink:href="Pictures/100000000000028E0000008279F01A871E592CEB.png" xlink:type="simple" xlink:show="embed" xlink:actuate="onLoad">
            <text:p/>
          </draw:image>
        </draw:frame>
        <draw:g>
          <draw:custom-shape draw:style-name="gr3" draw:text-style-name="P3" draw:layer="layout" svg:width="1.26cm" svg:height="1cm" svg:x="1.677cm" svg:y="1.381cm">
            <text:p text:style-name="P2"><text:span text:style-name="T1">Al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.06cm" svg:y="2.48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2" draw:layer="layout" svg:width="8.8cm" svg:height="1cm" svg:x="4.3cm" svg:y="1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4" draw:layer="layout" svg:width="1.499cm" svg:height="0.357cm" svg:x="7.101cm" svg:y="0.83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5" draw:layer="layout" svg:width="0.749cm" svg:height="0.595cm" svg:x="7.476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424cm" svg:height="0.359cm" svg:x="7.632cm" svg:y="0.312cm">
            <draw:image xlink:href="Pictures/10000201000002660000020017249F4BB16DC27A.png" xlink:type="simple" xlink:show="embed" xlink:actuate="onLoad">
              <text:p/>
            </draw:image>
          </draw:frame>
        </draw:g>
        <draw:g>
          <draw:custom-shape draw:style-name="gr8" draw:text-style-name="P4" draw:layer="layout" svg:width="0.6cm" svg:height="0.7cm" svg:x="7.5cm" svg:y="1.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9" draw:text-style-name="P1" draw:layer="layout" svg:x1="7.498cm" svg:y1="1.3cm" svg:x2="8.1cm" svg:y2="2cm">
            <text:p/>
          </draw:line>
        </draw:g>
        <draw:line draw:style-name="gr10" draw:text-style-name="P1" draw:layer="layout" svg:x1="0cm" svg:y1="5cm" svg:x2="17.5cm" svg:y2="5cm">
          <text:p/>
        </draw:line>
        <draw:g>
          <draw:custom-shape draw:style-name="gr6" draw:text-style-name="P4" draw:layer="layout" svg:width="1.499cm" svg:height="0.357cm" svg:x="7.102cm" svg:y="8.31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5" draw:layer="layout" svg:width="0.749cm" svg:height="0.595cm" svg:x="7.477cm" svg:y="7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424cm" svg:height="0.359cm" svg:x="7.633cm" svg:y="7.791cm">
            <draw:image xlink:href="Pictures/10000201000002660000020017249F4BB16DC27A.png" xlink:type="simple" xlink:show="embed" xlink:actuate="onLoad">
              <text:p/>
            </draw:image>
          </draw:frame>
        </draw:g>
        <draw:custom-shape draw:style-name="gr11" draw:text-style-name="P4" draw:layer="layout" svg:width="0.6cm" svg:height="0.7cm" svg:x="7.501cm" svg:y="6.77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3" draw:text-style-name="P3" draw:layer="layout" svg:width="1.26cm" svg:height="1cm" svg:x="13.717cm" svg:y="1.406cm">
            <text:p text:style-name="P2"><text:span text:style-name="T1">Bo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3.1cm" svg:y="2.51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1.26cm" svg:height="1cm" svg:x="1.678cm" svg:y="5.482cm">
            <text:p text:style-name="P2"><text:span text:style-name="T1">Al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.061cm" svg:y="6.58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1.26cm" svg:height="1cm" svg:x="13.778cm" svg:y="5.483cm">
            <text:p text:style-name="P2"><text:span text:style-name="T1">Bo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3.161cm" svg:y="6.5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2" draw:layer="layout" svg:width="8.8cm" svg:height="1cm" svg:x="4.301cm" svg:y="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iv_replacement_stateless" draw:style-name="dp1" draw:master-page-name="Standard">
        <draw:g>
          <draw:frame draw:style-name="gr1" draw:text-style-name="P1" draw:layer="layout" svg:width="0.46cm" svg:height="0.5cm" svg:x="8.74cm" svg:y="0.7cm">
            <draw:image xlink:href="Pictures/1000020100000077000000806CD998FAE7F78279.png" xlink:type="simple" xlink:show="embed" xlink:actuate="onLoad">
              <text:p/>
            </draw:image>
          </draw:frame>
          <draw:line draw:style-name="gr2" draw:text-style-name="P1" draw:layer="layout" svg:x1="8.751cm" svg:y1="0.734cm" svg:x2="9.129cm" svg:y2="1.112cm">
            <text:p/>
          </draw:line>
        </draw:g>
        <draw:frame draw:style-name="gr1" draw:text-style-name="P1" draw:layer="layout" svg:width="3.38cm" svg:height="0.4cm" svg:x="1cm" svg:y="3.888cm">
          <draw:image xlink:href="Pictures/10000201000004CF00000092384956A674693AE5.png" xlink:type="simple" xlink:show="embed" xlink:actuate="onLoad">
            <text:p/>
          </draw:image>
        </draw:frame>
        <draw:frame draw:style-name="gr1" draw:text-style-name="P1" draw:layer="layout" svg:width="4.1cm" svg:height="0.5cm" svg:x="13.1cm" svg:y="3.4cm">
          <draw:image xlink:href="Pictures/10000201000004DE00000098133F35511F164DF5.png" xlink:type="simple" xlink:show="embed" xlink:actuate="onLoad">
            <text:p/>
          </draw:image>
        </draw:frame>
        <draw:frame draw:style-name="gr1" draw:text-style-name="P1" draw:layer="layout" svg:width="4.1cm" svg:height="0.5cm" svg:x="13.1cm" svg:y="7.5cm">
          <draw:image xlink:href="Pictures/10000201000004DE00000098133F35511F164DF5.png" xlink:type="simple" xlink:show="embed" xlink:actuate="onLoad">
            <text:p/>
          </draw:image>
        </draw:frame>
        <draw:frame draw:style-name="gr1" draw:text-style-name="P1" draw:layer="layout" svg:width="3.38cm" svg:height="0.4cm" svg:x="1.02cm" svg:y="8.6cm">
          <draw:image xlink:href="Pictures/10000201000004CF00000092384956A674693AE5.png" xlink:type="simple" xlink:show="embed" xlink:actuate="onLoad">
            <text:p/>
          </draw:image>
        </draw:frame>
        <draw:frame draw:style-name="gr1" draw:text-style-name="P1" draw:layer="layout" svg:width="3.28cm" svg:height="0.4cm" svg:x="8.7cm" svg:y="8.3cm">
          <draw:image xlink:href="Pictures/10000201000004DE00000098133F35511F164DF5.png" xlink:type="simple" xlink:show="embed" xlink:actuate="onLoad">
            <text:p/>
          </draw:image>
        </draw:frame>
        <draw:frame draw:style-name="gr1" draw:text-style-name="P1" draw:layer="layout" svg:width="1.34cm" svg:height="0.5cm" svg:x="4.36cm" svg:y="1.5cm">
          <draw:image xlink:href="Pictures/1000020100000516000001E7120CCE5F2FCB3B95.png" xlink:type="simple" xlink:show="embed" xlink:actuate="onLoad">
            <text:p/>
          </draw:image>
        </draw:frame>
        <draw:frame draw:style-name="gr1" draw:text-style-name="P1" draw:layer="layout" svg:width="1.34cm" svg:height="0.5cm" svg:x="4.36cm" svg:y="5.6cm">
          <draw:image xlink:href="Pictures/1000020100000516000001E7120CCE5F2FCB3B95.png" xlink:type="simple" xlink:show="embed" xlink:actuate="onLoad">
            <text:p/>
          </draw:image>
        </draw:frame>
        <draw:frame draw:style-name="gr1" draw:text-style-name="P1" draw:layer="layout" svg:width="1.82cm" svg:height="0.5cm" svg:x="1cm" svg:y="7.488cm">
          <draw:image xlink:href="Pictures/1000020100000381000000F79DA02CD13BB67CD4.png" xlink:type="simple" xlink:show="embed" xlink:actuate="onLoad">
            <text:p/>
          </draw:image>
        </draw:frame>
        <draw:frame draw:style-name="gr1" draw:text-style-name="P1" draw:layer="layout" svg:width="3.01cm" svg:height="0.5cm" svg:x="1cm" svg:y="7.988cm">
          <draw:image xlink:href="Pictures/100002010000073A00000133E3F20DC86684F24C.png" xlink:type="simple" xlink:show="embed" xlink:actuate="onLoad">
            <text:p/>
          </draw:image>
        </draw:frame>
        <draw:frame draw:style-name="gr1" draw:text-style-name="P1" draw:layer="layout" svg:width="3.13cm" svg:height="0.5cm" svg:x="8.77cm" svg:y="7.7cm">
          <draw:image xlink:href="Pictures/10000201000007620000012E9BB517DA0EA138E2.png" xlink:type="simple" xlink:show="embed" xlink:actuate="onLoad">
            <text:p/>
          </draw:image>
        </draw:frame>
        <draw:g>
          <draw:custom-shape draw:style-name="gr3" draw:text-style-name="P3" draw:layer="layout" svg:width="1.26cm" svg:height="1cm" svg:x="1.677cm" svg:y="1.381cm">
            <text:p text:style-name="P2"><text:span text:style-name="T1">Al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.06cm" svg:y="2.48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2" draw:layer="layout" svg:width="8.8cm" svg:height="1cm" svg:x="4.3cm" svg:y="1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4" draw:layer="layout" svg:width="1.499cm" svg:height="0.357cm" svg:x="7.101cm" svg:y="0.83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5" draw:layer="layout" svg:width="0.749cm" svg:height="0.595cm" svg:x="7.476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424cm" svg:height="0.359cm" svg:x="7.632cm" svg:y="0.312cm">
            <draw:image xlink:href="Pictures/10000201000002660000020017249F4BB16DC27A.png" xlink:type="simple" xlink:show="embed" xlink:actuate="onLoad">
              <text:p/>
            </draw:image>
          </draw:frame>
        </draw:g>
        <draw:g>
          <draw:custom-shape draw:style-name="gr8" draw:text-style-name="P4" draw:layer="layout" svg:width="0.6cm" svg:height="0.7cm" svg:x="7.5cm" svg:y="1.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9" draw:text-style-name="P1" draw:layer="layout" svg:x1="7.498cm" svg:y1="1.3cm" svg:x2="8.1cm" svg:y2="2cm">
            <text:p/>
          </draw:line>
        </draw:g>
        <draw:line draw:style-name="gr10" draw:text-style-name="P1" draw:layer="layout" svg:x1="0cm" svg:y1="5cm" svg:x2="17.5cm" svg:y2="5cm">
          <text:p/>
        </draw:line>
        <draw:g>
          <draw:custom-shape draw:style-name="gr6" draw:text-style-name="P4" draw:layer="layout" svg:width="1.499cm" svg:height="0.357cm" svg:x="7.102cm" svg:y="8.31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5" draw:layer="layout" svg:width="0.749cm" svg:height="0.595cm" svg:x="7.477cm" svg:y="7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424cm" svg:height="0.359cm" svg:x="7.633cm" svg:y="7.791cm">
            <draw:image xlink:href="Pictures/10000201000002660000020017249F4BB16DC27A.png" xlink:type="simple" xlink:show="embed" xlink:actuate="onLoad">
              <text:p/>
            </draw:image>
          </draw:frame>
        </draw:g>
        <draw:custom-shape draw:style-name="gr11" draw:text-style-name="P4" draw:layer="layout" svg:width="0.6cm" svg:height="0.7cm" svg:x="7.501cm" svg:y="6.77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3" draw:text-style-name="P3" draw:layer="layout" svg:width="1.26cm" svg:height="1cm" svg:x="13.717cm" svg:y="1.406cm">
            <text:p text:style-name="P2"><text:span text:style-name="T1">Bo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3.1cm" svg:y="2.51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1.26cm" svg:height="1cm" svg:x="1.678cm" svg:y="5.482cm">
            <text:p text:style-name="P2"><text:span text:style-name="T1">Al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.061cm" svg:y="6.58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1.26cm" svg:height="1cm" svg:x="13.778cm" svg:y="5.483cm">
            <text:p text:style-name="P2"><text:span text:style-name="T1">Bo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3.161cm" svg:y="6.5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2" draw:layer="layout" svg:width="8.8cm" svg:height="1cm" svg:x="4.301cm" svg:y="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2.27cm" svg:height="0.45cm" svg:x="1cm" svg:y="3.4cm">
          <draw:image xlink:href="Pictures/100000000000028E0000008279F01A871E592CEB.png" xlink:type="simple" xlink:show="embed" xlink:actuate="onLoad">
            <text:p/>
          </draw:image>
        </draw:frame>
      </draw:page>
      <draw:page draw:name="biased_ciphertext" draw:style-name="dp1" draw:master-page-name="Standard">
        <draw:line draw:style-name="gr10" draw:text-style-name="P1" draw:layer="layout" svg:x1="0cm" svg:y1="5cm" svg:x2="17.5cm" svg:y2="5cm">
          <text:p/>
        </draw:line>
        <draw:frame draw:style-name="gr1" draw:text-style-name="P1" draw:layer="layout" svg:width="3.405cm" svg:height="0.389cm" svg:x="1cm" svg:y="3.8cm">
          <draw:image xlink:href="Pictures/100002010000066F000000BCAD6485227B17B6ED.png" xlink:type="simple" xlink:show="embed" xlink:actuate="onLoad">
            <text:p/>
          </draw:image>
        </draw:frame>
        <draw:frame draw:style-name="gr1" draw:text-style-name="P1" draw:layer="layout" svg:width="3.5cm" svg:height="0.4cm" svg:x="1cm" svg:y="8.5cm">
          <draw:image xlink:href="Pictures/100002010000066F000000BCAD6485227B17B6ED.png" xlink:type="simple" xlink:show="embed" xlink:actuate="onLoad">
            <text:p/>
          </draw:image>
        </draw:frame>
        <draw:frame draw:style-name="gr1" draw:text-style-name="P1" draw:layer="layout" svg:width="1.58cm" svg:height="0.4cm" svg:x="1.02cm" svg:y="3.3cm">
          <draw:image xlink:href="Pictures/1000020100000255000000971FC556C9D4099A04.png" xlink:type="simple" xlink:show="embed" xlink:actuate="onLoad">
            <text:p/>
          </draw:image>
        </draw:frame>
        <draw:custom-shape draw:style-name="gr3" draw:text-style-name="P3" draw:layer="layout" svg:width="1.26cm" svg:height="1cm" svg:x="1.678cm" svg:y="1.388cm">
          <text:p text:style-name="P2"><text:span text:style-name="T1">Alic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0.7cm" svg:x="1.061cm" svg:y="2.495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8.8cm" svg:height="1cm" svg:x="4.301cm" svg:y="1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499cm" svg:height="0.357cm" svg:x="7.102cm" svg:y="0.841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749cm" svg:height="0.595cm" svg:x="7.477cm" svg:y="0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424cm" svg:height="0.359cm" svg:x="7.633cm" svg:y="0.319cm">
          <draw:image xlink:href="Pictures/10000201000002660000020017249F4BB16DC27A.png" xlink:type="simple" xlink:show="embed" xlink:actuate="onLoad">
            <text:p/>
          </draw:image>
        </draw:frame>
        <draw:custom-shape draw:style-name="gr8" draw:text-style-name="P4" draw:layer="layout" svg:width="0.6cm" svg:height="0.7cm" svg:x="7.501cm" svg:y="1.30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1" draw:layer="layout" svg:x1="7.499cm" svg:y1="1.307cm" svg:x2="8.101cm" svg:y2="2.007cm">
          <text:p/>
        </draw:line>
        <draw:frame draw:style-name="gr1" draw:text-style-name="P1" draw:layer="layout" svg:width="0.46cm" svg:height="0.5cm" svg:x="8.8cm" svg:y="0.7cm">
          <draw:image xlink:href="Pictures/1000020100000077000000806CD998FAE7F78279.png" xlink:type="simple" xlink:show="embed" xlink:actuate="onLoad">
            <text:p/>
          </draw:image>
        </draw:frame>
        <draw:line draw:style-name="gr2" draw:text-style-name="P1" draw:layer="layout" svg:x1="8.811cm" svg:y1="0.734cm" svg:x2="9.189cm" svg:y2="1.112cm">
          <text:p/>
        </draw:line>
        <draw:custom-shape draw:style-name="gr3" draw:text-style-name="P3" draw:layer="layout" svg:width="1.26cm" svg:height="1cm" svg:x="13.703cm" svg:y="1.413cm">
          <text:p text:style-name="P2"><text:span text:style-name="T1">Bo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0.7cm" svg:x="13.086cm" svg:y="2.52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0.216cm" svg:height="0.3cm" svg:x="4.3cm" svg:y="1.7cm">
          <draw:image xlink:href="Pictures/1000020100000175000001FFBEE7885970FDC902.png" xlink:type="simple" xlink:show="embed" xlink:actuate="onLoad">
            <text:p/>
          </draw:image>
        </draw:frame>
        <draw:custom-shape draw:style-name="gr6" draw:text-style-name="P4" draw:layer="layout" svg:width="1.499cm" svg:height="0.357cm" svg:x="7.102cm" svg:y="8.475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749cm" svg:height="0.595cm" svg:x="7.477cm" svg:y="7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6cm" svg:height="0.7cm" svg:x="7.501cm" svg:y="6.94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1.26cm" svg:height="1cm" svg:x="1.678cm" svg:y="5.644cm">
          <text:p text:style-name="P2"><text:span text:style-name="T1">Alic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0.7cm" svg:x="1.061cm" svg:y="6.751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1.26cm" svg:height="1cm" svg:x="13.778cm" svg:y="5.645cm">
          <text:p text:style-name="P2"><text:span text:style-name="T1">Bo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0.7cm" svg:x="13.161cm" svg:y="6.752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8.8cm" svg:height="1cm" svg:x="4.301cm" svg:y="6.0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0.424cm" svg:height="0.359cm" svg:x="7.633cm" svg:y="7.935cm">
          <draw:image xlink:href="Pictures/10000201000002660000020017249F4BB16DC27A.png" xlink:type="simple" xlink:show="embed" xlink:actuate="onLoad">
            <text:p/>
          </draw:image>
        </draw:frame>
        <draw:frame draw:style-name="gr1" draw:text-style-name="P1" draw:layer="layout" svg:width="1.46cm" svg:height="0.4cm" svg:x="0.98cm" svg:y="7.6cm">
          <draw:image xlink:href="Pictures/1000020100000381000000F79DA02CD13BB67CD4.png" xlink:type="simple" xlink:show="embed" xlink:actuate="onLoad">
            <text:p/>
          </draw:image>
        </draw:frame>
        <draw:frame draw:style-name="gr1" draw:text-style-name="P1" draw:layer="layout" svg:width="2.94cm" svg:height="0.5cm" svg:x="0.96cm" svg:y="8cm">
          <draw:image xlink:href="Pictures/1000020100000578000000EE71E209B7098FB358.png" xlink:type="simple" xlink:show="embed" xlink:actuate="onLoad">
            <text:p/>
          </draw:image>
        </draw:frame>
        <draw:frame draw:style-name="gr1" draw:text-style-name="P1" draw:layer="layout" svg:width="2.46cm" svg:height="0.5cm" svg:x="8.74cm" svg:y="8.4cm">
          <draw:image xlink:href="Pictures/10000201000005E60000013373F84A1C89E81605.png" xlink:type="simple" xlink:show="embed" xlink:actuate="onLoad">
            <text:p/>
          </draw:image>
        </draw:frame>
        <draw:frame draw:style-name="gr1" draw:text-style-name="P1" draw:layer="layout" svg:width="0.216cm" svg:height="0.3cm" svg:x="4.3cm" svg:y="6cm">
          <draw:image xlink:href="Pictures/1000020100000175000001FFBEE7885970FDC902.png" xlink:type="simple" xlink:show="embed" xlink:actuate="onLoad">
            <text:p/>
          </draw:image>
        </draw:frame>
        <draw:frame draw:style-name="gr1" draw:text-style-name="P1" draw:layer="layout" svg:width="2.69cm" svg:height="0.4cm" svg:x="13.11cm" svg:y="7.7cm">
          <draw:image xlink:href="Pictures/10000201000003FD000000985D91650F0B7D5D71.png" xlink:type="simple" xlink:show="embed" xlink:actuate="onLoad">
            <text:p/>
          </draw:image>
        </draw:frame>
        <draw:frame draw:style-name="gr1" draw:text-style-name="P1" draw:layer="layout" svg:width="2.69cm" svg:height="0.4cm" svg:x="13.01cm" svg:y="3.4cm">
          <draw:image xlink:href="Pictures/10000201000003FD000000985D91650F0B7D5D71.png" xlink:type="simple" xlink:show="embed" xlink:actuate="onLoad">
            <text:p/>
          </draw:image>
        </draw:frame>
      </draw:page>
      <draw:page draw:name="unique" draw:style-name="dp1" draw:master-page-name="Standard">
        <draw:frame draw:style-name="gr1" draw:text-style-name="P1" draw:layer="layout" svg:width="0.28cm" svg:height="0.4cm" svg:x="4.32cm" svg:y="1.6cm">
          <draw:image xlink:href="Pictures/1000020100000175000001FFBEE7885970FDC902.png" xlink:type="simple" xlink:show="embed" xlink:actuate="onLoad">
            <text:p/>
          </draw:image>
        </draw:frame>
        <draw:g>
          <draw:frame draw:style-name="gr1" draw:text-style-name="P1" draw:layer="layout" svg:width="0.446cm" svg:height="0.5cm" svg:x="8.8cm" svg:y="0.7cm">
            <draw:image xlink:href="Pictures/1000020100000077000000806CD998FAE7F78279.png" xlink:type="simple" xlink:show="embed" xlink:actuate="onLoad">
              <text:p/>
            </draw:image>
          </draw:frame>
          <draw:line draw:style-name="gr2" draw:text-style-name="P1" draw:layer="layout" svg:x1="8.811cm" svg:y1="0.734cm" svg:x2="9.177cm" svg:y2="1.112cm">
            <text:p/>
          </draw:line>
        </draw:g>
        <draw:frame draw:style-name="gr1" draw:text-style-name="P1" draw:layer="layout" svg:width="3.807cm" svg:height="0.5cm" svg:x="13.093cm" svg:y="3.4cm">
          <draw:image xlink:href="Pictures/10000201000004C10000009B290F1CD174FBDE80.png" xlink:type="simple" xlink:show="embed" xlink:actuate="onLoad">
            <text:p/>
          </draw:image>
        </draw:frame>
        <draw:frame draw:style-name="gr1" draw:text-style-name="P1" draw:layer="layout" svg:width="3.836cm" svg:height="0.5cm" svg:x="1cm" svg:y="3.4cm">
          <draw:image xlink:href="Pictures/10000201000004AA00000097EB62401BEC2CC69F.png" xlink:type="simple" xlink:show="embed" xlink:actuate="onLoad">
            <text:p/>
          </draw:image>
        </draw:frame>
        <draw:frame draw:style-name="gr1" draw:text-style-name="P1" draw:layer="layout" svg:width="3.216cm" svg:height="0.5cm" svg:x="8.8cm" svg:y="8.2cm">
          <draw:image xlink:href="Pictures/10000201000004BF000000B775853E34A7D55E17.png" xlink:type="simple" xlink:show="embed" xlink:actuate="onLoad">
            <text:p/>
          </draw:image>
        </draw:frame>
        <draw:g>
          <draw:frame draw:style-name="gr1" draw:text-style-name="P1" draw:layer="layout" svg:width="2.567cm" svg:height="0.5cm" svg:x="13.246cm" svg:y="7.5cm">
            <draw:image xlink:href="Pictures/100002010000045C000000D3338ECEDB3874694A.png" xlink:type="simple" xlink:show="embed" xlink:actuate="onLoad">
              <text:p/>
            </draw:image>
          </draw:frame>
          <draw:line draw:style-name="gr9" draw:text-style-name="P1" draw:layer="layout" svg:x1="13.1cm" svg:y1="7.521cm" svg:x2="15.909cm" svg:y2="7.921cm">
            <text:p/>
          </draw:line>
        </draw:g>
        <draw:frame draw:style-name="gr1" draw:text-style-name="P1" draw:layer="layout" svg:width="0.39cm" svg:height="0.4cm" svg:x="4.293cm" svg:y="5.7cm">
          <draw:image xlink:href="Pictures/100002010000018100000180A8EE1902FD86BE60.png" xlink:type="simple" xlink:show="embed" xlink:actuate="onLoad">
            <text:p/>
          </draw:image>
        </draw:frame>
        <draw:frame draw:style-name="gr1" draw:text-style-name="P1" draw:layer="layout" svg:width="3.633cm" svg:height="0.5cm" svg:x="1cm" svg:y="7.5cm">
          <draw:image xlink:href="Pictures/1000020100000553000000B6048197BD24B3806E.png" xlink:type="simple" xlink:show="embed" xlink:actuate="onLoad">
            <text:p/>
          </draw:image>
        </draw:frame>
        <draw:g>
          <draw:custom-shape draw:style-name="gr3" draw:text-style-name="P3" draw:layer="layout" svg:width="1.26cm" svg:height="1cm" svg:x="1.677cm" svg:y="1.381cm">
            <text:p text:style-name="P2"><text:span text:style-name="T1">Al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.06cm" svg:y="2.48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2" draw:layer="layout" svg:width="8.8cm" svg:height="1cm" svg:x="4.3cm" svg:y="1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4" draw:layer="layout" svg:width="1.499cm" svg:height="0.357cm" svg:x="7.101cm" svg:y="0.83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5" draw:layer="layout" svg:width="0.749cm" svg:height="0.595cm" svg:x="7.476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424cm" svg:height="0.359cm" svg:x="7.632cm" svg:y="0.312cm">
            <draw:image xlink:href="Pictures/10000201000002660000020017249F4BB16DC27A.png" xlink:type="simple" xlink:show="embed" xlink:actuate="onLoad">
              <text:p/>
            </draw:image>
          </draw:frame>
        </draw:g>
        <draw:g>
          <draw:custom-shape draw:style-name="gr8" draw:text-style-name="P4" draw:layer="layout" svg:width="0.6cm" svg:height="0.7cm" svg:x="7.5cm" svg:y="1.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9" draw:text-style-name="P1" draw:layer="layout" svg:x1="7.498cm" svg:y1="1.3cm" svg:x2="8.1cm" svg:y2="2cm">
            <text:p/>
          </draw:line>
        </draw:g>
        <draw:line draw:style-name="gr10" draw:text-style-name="P1" draw:layer="layout" svg:x1="0cm" svg:y1="5cm" svg:x2="17.5cm" svg:y2="5cm">
          <text:p/>
        </draw:line>
        <draw:g>
          <draw:custom-shape draw:style-name="gr6" draw:text-style-name="P4" draw:layer="layout" svg:width="1.499cm" svg:height="0.357cm" svg:x="7.102cm" svg:y="8.31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5" draw:layer="layout" svg:width="0.749cm" svg:height="0.595cm" svg:x="7.477cm" svg:y="7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424cm" svg:height="0.359cm" svg:x="7.633cm" svg:y="7.791cm">
            <draw:image xlink:href="Pictures/10000201000002660000020017249F4BB16DC27A.png" xlink:type="simple" xlink:show="embed" xlink:actuate="onLoad">
              <text:p/>
            </draw:image>
          </draw:frame>
        </draw:g>
        <draw:custom-shape draw:style-name="gr11" draw:text-style-name="P4" draw:layer="layout" svg:width="0.6cm" svg:height="0.7cm" svg:x="7.501cm" svg:y="6.77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3" draw:text-style-name="P3" draw:layer="layout" svg:width="1.26cm" svg:height="1cm" svg:x="13.717cm" svg:y="1.406cm">
            <text:p text:style-name="P2"><text:span text:style-name="T1">Bo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3.1cm" svg:y="2.51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1.26cm" svg:height="1cm" svg:x="1.678cm" svg:y="5.482cm">
            <text:p text:style-name="P2"><text:span text:style-name="T1">Al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.061cm" svg:y="6.58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1.26cm" svg:height="1cm" svg:x="13.778cm" svg:y="5.483cm">
            <text:p text:style-name="P2"><text:span text:style-name="T1">Bo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cm" svg:height="0.7cm" svg:x="13.161cm" svg:y="6.5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2" draw:layer="layout" svg:width="8.8cm" svg:height="1cm" svg:x="4.301cm" svg:y="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Graph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19:04:48.603000000</meta:creation-date>
    <dc:date>2017-03-02T21:46:13.616000000</dc:date>
    <meta:editing-duration>PT15H22M45S</meta:editing-duration>
    <meta:editing-cycles>25</meta:editing-cycles>
    <meta:generator>LibreOffice/5.1.6.2$Windows_x86 LibreOffice_project/07ac168c60a517dba0f0d7bc7540f5afa45f0909</meta:generator>
    <meta:document-statistic meta:object-count="188"/>
  </office:meta>
</office:document-meta>
</file>